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2.4346in"/>
    </style:style>
    <style:style style:name="co4" style:family="table-column">
      <style:table-column-properties fo:break-before="auto" style:column-width="1.757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4882in"/>
    </style:style>
    <style:style style:name="co8" style:family="table-column">
      <style:table-column-properties fo:break-before="auto" style:column-width="2.3598in"/>
    </style:style>
    <style:style style:name="co9" style:family="table-column">
      <style:table-column-properties fo:break-before="auto" style:column-width="1.3374in"/>
    </style:style>
    <style:style style:name="co10" style:family="table-column">
      <style:table-column-properties fo:break-before="auto" style:column-width="1.6173in"/>
    </style:style>
    <style:style style:name="co11" style:family="table-column">
      <style:table-column-properties fo:break-before="auto" style:column-width="1.681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a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PROJECT_NAME</text:p>
          </table:table-cell>
          <table:table-cell office:value-type="string">
            <text:p>COTR_EMAIL</text:p>
          </table:table-cell>
          <table:table-cell office:value-type="string">
            <text:p>GOV_POC</text:p>
          </table:table-cell>
          <table:table-cell office:value-type="string">
            <text:p>COTR</text:p>
          </table:table-cell>
          <table:table-cell office:value-type="string">
            <text:p>GOV_POC_EMAIL</text:p>
          </table:table-cell>
          <table:table-cell office:value-type="string">
            <text:p>BDA_POC_EMAIL</text:p>
          </table:table-cell>
        </table:table-row>
        <table:table-row table:style-name="ro2">
          <table:table-cell office:value-type="string">
            <text:p>-cadsr (no project as just 'cadsr') 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Dianne Reeves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Mervi Heiskanen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Wendy Patterson</text:p>
          </table:table-cell>
          <table:table-cell office:value-type="string">
            <text:p>Kathleen McCormick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Leslie Derr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ren.parness@nih.gov</text:p>
          </table:table-cell>
          <table:table-cell office:value-type="string">
            <text:p>John Speakman, Christo Andonyadis</text:p>
          </table:table-cell>
          <table:table-cell office:value-type="string">
            <text:p>Karen Parness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Leslie Derr</text:p>
          </table:table-cell>
          <table:table-cell office:value-type="string">
            <text:p>Kathleen McCormick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Anand Basu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ohn Speakman, Christo Andonyadis</text:p>
          </table:table-cell>
          <table:table-cell office:value-type="string">
            <text:p>Kathleen McCormick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Juli Klemm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Vijayakumar Sundararajan</text:p>
          </table:table-cell>
          <table:table-cell office:value-type="string">
            <text:p>John speakman</text:p>
          </table:table-cell>
          <table:table-cell office:value-type="string">
            <text:p>Vijayakumar Sundararaj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ichelle Le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nand Basu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Coronado</text:p>
          </table:table-cell>
          <table:table-cell office:value-type="string">
            <text:p>Michelle Le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Margaret Haber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bioportal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adapter</text:p>
          </table:table-cell>
          <table:table-cell office:value-type="string">
            <text:p>chudamanis@mail.nih.gov </text:p>
          </table:table-cell>
          <table:table-cell office:value-type="string">
            <text:p>Sichen Liu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caarray</text:p>
          </table:table-cell>
          <table:table-cell office:value-type="string">
            <text:p>rodney.winkler@nih.gov</text:p>
          </table:table-cell>
          <table:table-cell office:value-type="string">
            <text:p>Anand Basu, Juli Klemm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b2b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bio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coresdk</text:p>
          </table:table-cell>
          <table:table-cell office:value-type="string">
            <text:p>sreenath.nampally@nih.gov</text:p>
          </table:table-cell>
          <table:table-cell office:value-type="string">
            <text:p>Sichen Liu</text:p>
          </table:table-cell>
          <table:table-cell office:value-type="string">
            <text:p>Sree Nampally</text:p>
          </table:table-cell>
          <table:table-cell table:number-columns-repeated="2"/>
        </table:table-row>
        <table:table-row table:style-name="ro2">
          <table:table-cell office:value-type="string">
            <text:p>cadsr-cde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dsr-cdecurate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dsr-formbuild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dsr-freestylesearch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dsr-semanticTools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cadsr-sentinel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cadsr-umlmodel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cagrid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cagwas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caintegrator2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mod</text:p>
          </table:table-cell>
          <table:table-cell office:value-type="string">
            <text:p>rodney.winkler@nih.gov</text:p>
          </table:table-cell>
          <table:table-cell office:value-type="string">
            <text:p>Carl Schaefer/Juli Klemm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mod</text:p>
          </table:table-cell>
          <table:table-cell office:value-type="string">
            <text:p>?</text:p>
          </table:table-cell>
          <table:table-cell office:value-type="string">
            <text:p>Anand Basu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cananolab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catissue</text:p>
          </table:table-cell>
          <table:table-cell office:value-type="string">
            <text:p>Lander, William (NIH/NCI) [C]</text:p>
          </table:table-cell>
          <table:table-cell office:value-type="string">
            <text:p>Ian Fore, Leslie Derr</text:p>
          </table:table-cell>
          <table:table-cell office:value-type="string">
            <text:p>Michelle Lee</text:p>
          </table:table-cell>
          <table:table-cell table:number-columns-repeated="2"/>
        </table:table-row>
        <table:table-row table:style-name="ro2">
          <table:table-cell office:value-type="string">
            <text:p>cct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c3p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caaer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caXchange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clinicalconnector</text:p>
          </table:table-cell>
          <table:table-cell office:value-type="string">
            <text:p>peter.yan@nih.gov</text:p>
          </table:table-cell>
          <table:table-cell/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labviewe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cts-psc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number-columns-repeated="2"/>
        </table:table-row>
        <table:table-row table:style-name="ro2">
          <table:table-cell office:value-type="string">
            <text:p>cpas</text:p>
          </table:table-cell>
          <table:table-cell table:number-columns-repeated="5"/>
        </table:table-row>
        <table:table-row table:style-name="ro2">
          <table:table-cell office:value-type="string">
            <text:p>ctods</text:p>
          </table:table-cell>
          <table:table-cell table:number-columns-repeated="5"/>
        </table:table-row>
        <table:table-row table:style-name="ro2">
          <table:table-cell office:value-type="string">
            <text:p>ESD</text:p>
          </table:table-cell>
          <table:table-cell office:value-type="string">
            <text:p>hemant.undale@nih.gov</text:p>
          </table:table-cell>
          <table:table-cell/>
          <table:table-cell office:value-type="string">
            <text:p>Hemant Undale</text:p>
          </table:table-cell>
          <table:table-cell table:number-columns-repeated="2"/>
        </table:table-row>
        <table:table-row table:style-name="ro2">
          <table:table-cell office:value-type="string">
            <text:p>evstree</text:p>
          </table:table-cell>
          <table:table-cell table:number-columns-repeated="5"/>
        </table:table-row>
        <table:table-row table:style-name="ro2">
          <table:table-cell office:value-type="string">
            <text:p>genepattern</text:p>
          </table:table-cell>
          <table:table-cell office:value-type="string">
            <text:p>grochk@mail.nih.gov </text:p>
          </table:table-cell>
          <table:table-cell office:value-type="string">
            <text:p>Juli Klemm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ispy</text:p>
          </table:table-cell>
          <table:table-cell table:number-columns-repeated="5"/>
        </table:table-row>
        <table:table-row table:style-name="ro2">
          <table:table-cell office:value-type="string">
            <text:p>lexevs</text:p>
          </table:table-cell>
          <table:table-cell office:value-type="string">
            <text:p>breml@mail.nih.gov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number-columns-repeated="2"/>
        </table:table-row>
        <table:table-row table:style-name="ro2">
          <table:table-cell office:value-type="string">
            <text:p>nbia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number-columns-repeated="2"/>
        </table:table-row>
        <table:table-row table:style-name="ro2">
          <table:table-cell office:value-type="string">
            <text:p>ncit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New project but BDA is applicable to them.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pa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table:number-columns-repeated="2"/>
        </table:table-row>
        <table:table-row table:style-name="ro2">
          <table:table-cell office:value-type="string">
            <text:p>Per Christo (NCI PO), itﾒs still considered a ﾓpilotﾔ project enough that BDA certification doesnﾒt apply yet. <text:s/>He said that it is not tied into the CBIIT infrastructure yet and the cost of doing so is not currently budgeted</text:p>
          </table:table-cell>
          <table:table-cell office:value-type="string">
            <text:p>karen.parness@nih.gov</text:p>
          </table:table-cell>
          <table:table-cell office:value-type="string">
            <text:p>John Speakman</text:p>
          </table:table-cell>
          <table:table-cell office:value-type="string">
            <text:p>Karen Parness</text:p>
          </table:table-cell>
          <table:table-cell table:number-columns-repeated="2"/>
        </table:table-row>
        <table:table-row table:style-name="ro2">
          <table:table-cell office:value-type="string">
            <text:p>po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table:number-columns-repeated="2"/>
        </table:table-row>
        <table:table-row table:style-name="ro2">
          <table:table-cell office:value-type="string">
            <text:p>pro-ctcae</text:p>
          </table:table-cell>
          <table:table-cell table:number-columns-repeated="5"/>
        </table:table-row>
        <table:table-row table:style-name="ro2">
          <table:table-cell office:value-type="string">
            <text:p>Product name is caLIMS2, 2 contracts assoc with it called caLIMS2 with 5am and other is LPG and its 1 piece of software -Needs BDA</text:p>
          </table:table-cell>
          <table:table-cell office:value-type="string">
            <text:p>rodney.winkler@nih.gov</text:p>
          </table:table-cell>
          <table:table-cell office:value-type="string">
            <text:p>Robert Clifford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protexpress</text:p>
          </table:table-cell>
          <table:table-cell office:value-type="string">
            <text:p>grochk@mail.nih.gov </text:p>
          </table:table-cell>
          <table:table-cell office:value-type="string">
            <text:p>Anand Basu</text:p>
          </table:table-cell>
          <table:table-cell office:value-type="string">
            <text:p>Kevin Groch</text:p>
          </table:table-cell>
          <table:table-cell table:number-columns-repeated="2"/>
        </table:table-row>
        <table:table-row table:style-name="ro2">
          <table:table-cell office:value-type="string">
            <text:p>rembrandt</text:p>
          </table:table-cell>
          <table:table-cell table:number-columns-repeated="5"/>
        </table:table-row>
        <table:table-row table:style-name="ro2">
          <table:table-cell office:value-type="string">
            <text:p>reportwrit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number-columns-repeated="2"/>
        </table:table-row>
        <table:table-row table:style-name="ro2">
          <table:table-cell office:value-type="string">
            <text:p>tcga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2"/>
        </table:table-row>
        <table:table-row table:style-name="ro2">
          <table:table-cell office:value-type="string">
            <text:p>upt</text:p>
          </table:table-cell>
          <table:table-cell table:number-columns-repeated="5"/>
        </table:table-row>
        <table:table-row table:style-name="ro1">
          <table:table-cell office:value-type="string">
            <text:p>workbench</text:p>
          </table:table-cell>
          <table:table-cell table:number-columns-repeated="5"/>
        </table:table-row>
      </table:table>
      <table:table table:name="Legacy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ROJECT_NAME</text:p>
          </table:table-cell>
          <table:table-cell office:value-type="string">
            <text:p>DEV_POC</text:p>
          </table:table-cell>
          <table:table-cell office:value-type="string">
            <text:p>DEV_POC_EMAIL</text:p>
          </table:table-cell>
          <table:table-cell office:value-type="string">
            <text:p>GOV_POC</text:p>
          </table:table-cell>
          <table:table-cell office:value-type="string">
            <text:p>GOV_POC_EMAIL</text:p>
          </table:table-cell>
          <table:table-cell office:value-type="string">
            <text:p>BDA_POC_EMAIL</text:p>
          </table:table-cell>
        </table:table-row>
        <table:table-row table:style-name="ro2">
          <table:table-cell office:value-type="string">
            <text:p>bioportal</text:p>
          </table:table-cell>
          <table:table-cell office:value-type="string">
            <text:p>Noble Dzakpasu</text:p>
          </table:table-cell>
          <table:table-cell office:value-type="string">
            <text:p>dzakpasuns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dapter</text:p>
          </table:table-cell>
          <table:table-cell office:value-type="string">
            <text:p>Eugene Wang</text:p>
          </table:table-cell>
          <table:table-cell office:value-type="string">
            <text:p>wangeug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rray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2b</text:p>
          </table:table-cell>
          <table:table-cell office:value-type="string">
            <text:p>Chris Piepenbring</text:p>
          </table:table-cell>
          <table:table-cell office:value-type="string">
            <text:p>piepenbringc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GridService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-automation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-workbench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admintoo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aDSRAPI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entine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curat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ormbuild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reestylesearch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Object Cart API</text:p>
          </table:table-cell>
          <table:table-cell office:value-type="string">
            <text:p>Denis Avdic</text:p>
          </table:table-cell>
          <table:table-cell office:value-type="string">
            <text:p>avdicd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IW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umlmodel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rid</text:p>
          </table:table-cell>
          <table:table-cell office:value-type="string">
            <text:p>John Eisenschmidt</text:p>
          </table:table-cell>
          <table:table-cell office:value-type="string">
            <text:p>eisenschmidtjw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mod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nanolab</text:p>
          </table:table-cell>
          <table:table-cell office:value-type="string">
            <text:p>Sue Pan</text:p>
          </table:table-cell>
          <table:table-cell office:value-type="string">
            <text:p>pansu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tissue</text:p>
          </table:table-cell>
          <table:table-cell office:value-type="string">
            <text:p>Michelle Lee</text:p>
          </table:table-cell>
          <table:table-cell office:value-type="string">
            <text:p>leeml@mail.nih.gov</text:p>
          </table:table-cell>
          <table:table-cell office:value-type="string">
            <text:p>Ian Fore</text:p>
          </table:table-cell>
          <table:table-cell office:value-type="string">
            <text:p>fore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3p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aer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Xchange 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labviewe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psc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oppa - CTRP - Accrual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pas</text:p>
          </table:table-cell>
          <table:table-cell office:value-type="string">
            <text:p>Denny Chan</text:p>
          </table:table-cell>
          <table:table-cell office:value-type="string">
            <text:p>dc331z@nih.gov</text:p>
          </table:table-cell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to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evstree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genepattern</text:p>
          </table:table-cell>
          <table:table-cell table:number-columns-repeated="2"/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CGMWe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LL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up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ispy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portwriter</text:p>
          </table:table-cell>
          <table:table-cell office:value-type="string">
            <text:p>Jason Lucas</text:p>
          </table:table-cell>
          <table:table-cell office:value-type="string">
            <text:p>jason.lucas@ngc.com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cit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Protog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-Automation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bia</text:p>
          </table:table-cell>
          <table:table-cell office:value-type="string">
            <text:p>Jennifer Zeng</text:p>
          </table:table-cell>
          <table:table-cell office:value-type="string">
            <text:p>zengje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was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integrator2</text:p>
          </table:table-cell>
          <table:table-cell office:value-type="string">
            <text:p>JP Marple</text:p>
          </table:table-cell>
          <table:table-cell office:value-type="string">
            <text:p>marplej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texpress</text:p>
          </table:table-cell>
          <table:table-cell office:value-type="string">
            <text:p>Krishna Kanchinadam</text:p>
          </table:table-cell>
          <table:table-cell office:value-type="string">
            <text:p>kanchink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mbrandt</text:p>
          </table:table-cell>
          <table:table-cell office:value-type="string">
            <text:p>Himanso/Shine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tcga</text:p>
          </table:table-cell>
          <table:table-cell office:value-type="string">
            <text:p>Robert Sfeir</text:p>
          </table:table-cell>
          <table:table-cell/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etstor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-ctcae</text:p>
          </table:table-cell>
          <table:table-cell table:number-columns-repeated="4"/>
          <table:table-cell office:value-type="string">
            <text:p>ncicbiitbda@mail.nih.gov</text:p>
          </table:table-cell>
        </table:table-row>
      </table:table>
      <table:database-ranges>
        <table:database-range table:target-range-address="Master.A1:Master.F1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1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3T11:35:19</dc:date>
    <meta:generator>OpenOffice.org/3.2$Unix OpenOffice.org_project/320m18$Build-9502</meta:generator>
    <meta:editing-duration>PT00H05M21S</meta:editing-duration>
    <meta:editing-cycles>1</meta:editing-cycles>
    <meta:document-statistic meta:table-count="2" meta:cell-count="815" meta:object-count="0"/>
  </office:meta>
</office:document-meta>
</file>